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2.99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99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8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fill-color="#ed4c05" draw:textarea-horizontal-align="justify" draw:textarea-vertical-align="middle" draw:auto-grow-height="false" fo:min-height="0.385cm" fo:min-width="2.993cm" loext:decorative="false"/>
      <style:paragraph-properties style:writing-mode="lr-tb"/>
    </style:style>
    <style:style style:name="gr7" style:family="graphic" style:parent-style-name="standard">
      <style:graphic-properties draw:fill-color="#ed4c05" draw:textarea-horizontal-align="justify" draw:textarea-vertical-align="middle" draw:auto-grow-height="false" fo:min-height="0.385cm" fo:min-width="2.992cm" loext:decorative="false"/>
      <style:paragraph-properties style:writing-mode="lr-tb"/>
    </style:style>
    <style:style style:name="gr8" style:family="graphic" style:parent-style-name="standard">
      <style:graphic-properties draw:fill-color="#069a2e" draw:textarea-horizontal-align="justify" draw:textarea-vertical-align="middle" draw:auto-grow-height="false" fo:min-height="0.385cm" fo:min-width="2.993cm" loext:decorative="false"/>
      <style:paragraph-properties style:writing-mode="lr-tb"/>
    </style:style>
    <style:style style:name="gr9" style:family="graphic" style:parent-style-name="standard">
      <style:graphic-properties draw:fill-color="#069a2e" draw:textarea-horizontal-align="justify" draw:textarea-vertical-align="middle" draw:auto-grow-height="false" fo:min-height="0.385cm" fo:min-width="2.992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ed4c05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loext:graphic-properties draw:fill-color="#069a2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3cm" svg:height="1.588cm" svg:x="8.619cm" svg:y="5.127cm">
          <text:p text:style-name="P1">check_keyboa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21.907cm" svg:y="9.525cm">
          <text:p text:style-name="P1"><text:span text:style-name="T1">clear_tile_on_scree</text:span><text:span text:style-name="T1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1cm" svg:y="3.857cm">
          <text:p text:style-name="P1">prepare_intr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0.999cm" svg:y="5.127cm">
          <text:p text:style-name="P1">draw_intr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4.809cm" svg:y="10.207cm">
          <text:p text:style-name="P1">draw_g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1.27cm" svg:y="12.7cm">
          <text:p text:style-name="P1">wait_for_ti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4.809cm" svg:y="3.857cm">
          <text:p text:style-name="P1"><text:span text:style-name="T1">prepare_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4.81cm" svg:y="7.667cm">
          <text:p text:style-name="P1"><text:span text:style-name="T1">draw_tool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3.493cm" svg:height="1.27cm" svg:x="13.97cm" svg:y="7.937cm">
          <text:p text:style-name="P1"><text:span text:style-name="T1">convert_cur_pos_t</text:span><text:span text:style-name="T1">o_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3.493cm" svg:height="1.27cm" svg:x="12.112cm" svg:y="1.328cm">
          <text:p text:style-name="P1"><text:span text:style-name="T1">stamp_t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4.81cm" svg:y="6.397cm">
          <text:p text:style-name="P1"><text:span text:style-name="T1">draw_g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2.587cm" svg:height="1.27cm" svg:x="3.762cm" svg:y="15.24cm">
          <text:p text:style-name="P1"><text:span text:style-name="T1">recalculate_railroa</text:span><text:span text:style-name="T1">d_at_pos_railroads</text:span>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frame draw:style-name="gr4" draw:text-style-name="P3" draw:layer="layout" svg:width="2.123cm" svg:height="0.646cm" svg:x="15.922cm" svg:y="1.317cm">
          <draw:text-box>
            <text:p text:style-name="P2">_BRUSH_</text:p>
          </draw:text-box>
        </draw:frame>
        <draw:frame draw:style-name="gr4" draw:text-style-name="P3" draw:layer="layout" svg:width="3.796cm" svg:height="0.646cm" svg:x="15.936cm" svg:y="1.952cm">
          <draw:text-box>
            <text:p text:style-name="P2">_VECTOR_COLOR_</text:p>
          </draw:text-box>
        </draw:frame>
        <draw:custom-shape draw:style-name="gr2" draw:text-style-name="P1" xml:id="id1" draw:id="id1" draw:layer="layout" svg:width="3.493cm" svg:height="1.27cm" svg:x="7.937cm" svg:y="13.335cm">
          <text:p text:style-name="P1"><text:span text:style-name="T1">convert_cur_pos_t</text:span><text:span text:style-name="T1">o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0.999cm" svg:y="2.587cm">
          <text:p text:style-name="P1"><text:span text:style-name="T1">init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13.017cm" svg:y="5.08cm">
          <text:p text:style-name="P1"><text:span text:style-name="T1">move_cur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493cm" svg:height="1.27cm" svg:x="7.619cm" svg:y="0.635cm">
          <text:p text:style-name="P1"><text:span text:style-name="T1">load_tile_from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4.809cm" svg:y="5.127cm">
          <text:p text:style-name="P1"><text:span text:style-name="T1">load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3.493cm" svg:height="1.27cm" svg:x="12.699cm" svg:y="14.922cm">
          <text:p text:style-name="P1"><text:span text:style-name="T1">save_save_tile_to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12.065cm" svg:y="11.112cm">
          <text:p text:style-name="P1"><text:span text:style-name="T1">draw_curs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8.619cm" svg:y="7.35cm">
          <text:p text:style-name="P1"><text:span text:style-name="T1">verify_change_tool</text:span>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2" draw:text-style-name="P1" draw:layer="layout" svg:width="3.493cm" svg:height="1.27cm" svg:x="4.81cm" svg:y="8.937cm">
          <text:p text:style-name="P1"><text:span text:style-name="T1">update_tools_sel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17.144cm" svg:y="14.287cm">
          <text:p text:style-name="P1"><text:span text:style-name="T1">draw_v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17.144cm" svg:y="13.017cm">
          <text:p text:style-name="P1"><text:span text:style-name="T1">convert_xy_to_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17.144cm" svg:y="15.557cm">
          <text:p text:style-name="P1"><text:span text:style-name="T1">draw_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493cm" svg:height="1.588cm" svg:x="1cm" svg:y="1cm">
          <text:p text:style-name="P1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7.937cm" svg:y1="13.97cm" svg:x2="6.35cm" svg:y2="15.875cm" draw:start-shape="id1" draw:start-glue-point="5" draw:end-shape="id2" draw:end-glue-point="5" svg:d="M7937 13970h-794v1905h-793" svg:viewBox="0 0 1588 1906">
          <text:p/>
        </draw:connector>
        <draw:custom-shape draw:style-name="gr6" draw:text-style-name="P5" draw:layer="layout" svg:width="3.493cm" svg:height="0.635cm" svg:x="21.907cm" svg:y="8.89cm">
          <text:p text:style-name="P1"><text:span text:style-name="T1">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11.43cm" svg:y1="13.97cm" svg:x2="14.446cm" svg:y2="14.922cm" draw:start-shape="id1" draw:start-glue-point="7" draw:end-shape="id3" draw:end-glue-point="4" svg:d="M11430 13970h3016v952" svg:viewBox="0 0 3017 953">
          <text:p/>
        </draw:connector>
        <draw:connector draw:style-name="gr5" draw:text-style-name="P4" draw:layer="layout" svg:x1="11.112cm" svg:y1="1.27cm" svg:x2="12.112cm" svg:y2="1.963cm" draw:start-shape="id4" draw:start-glue-point="7" draw:end-shape="id5" draw:end-glue-point="5" svg:d="M11112 1270h500v693h500" svg:viewBox="0 0 1001 694">
          <text:p/>
        </draw:connector>
        <draw:custom-shape draw:style-name="gr2" draw:text-style-name="P1" draw:layer="layout" svg:width="3.493cm" svg:height="1.27cm" svg:x="20.637cm" svg:y="4.445cm">
          <text:p text:style-name="P1"><text:span text:style-name="T1">get_rand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.493cm" svg:height="0.635cm" svg:x="13.017cm" svg:y="4.445cm">
          <text:p text:style-name="P1"><text:span text:style-name="T1">_CUR_XY</text:span>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7" draw:text-style-name="P5" draw:layer="layout" svg:width="3.492cm" svg:height="0.635cm" svg:x="13.97cm" svg:y="7.302cm">
          <text:p text:style-name="P1"><text:span text:style-name="T1">_CUR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3.492cm" svg:height="0.635cm" svg:x="12.065cm" svg:y="10.477cm">
          <text:p text:style-name="P1"><text:span text:style-name="T1">_CUR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3.493cm" svg:height="0.635cm" svg:x="13.97cm" svg:y="9.207cm">
          <text:p text:style-name="P1"><text:span text:style-name="T1">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3.492cm" svg:height="0.635cm" svg:x="7.937cm" svg:y="12.7cm">
          <text:p text:style-name="P1"><text:span text:style-name="T1">_CUR_X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492cm" svg:height="0.635cm" svg:x="7.937cm" svg:y="14.605cm">
          <text:p text:style-name="P1"><text:span text:style-name="T1">S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24.13cm" svg:y="13.335cm">
          <text:p text:style-name="P1"><text:span text:style-name="T1">train_a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24.13cm" svg:y="15.828cm">
          <text:p text:style-name="P1"><text:span text:style-name="T1">draw_tr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93cm" svg:height="1.27cm" svg:x="24.131cm" svg:y="14.605cm">
          <text:p text:style-name="P1"><text:span text:style-name="T1">move_trai</text:span><text:span text:style-name="T1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.493cm" svg:height="0.635cm" svg:x="17.144cm" svg:y="12.382cm">
          <text:p text:style-name="P1"><text:span text:style-name="T1">AX/BX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22:55:54.570684061</meta:creation-date>
    <dc:date>2025-01-10T23:29:40.870115079</dc:date>
    <meta:editing-duration>PT12M42S</meta:editing-duration>
    <meta:editing-cycles>4</meta:editing-cycles>
    <meta:generator>LibreOffice/24.8.4.2$Linux_X86_64 LibreOffice_project/480$Build-2</meta:generator>
    <meta:document-statistic meta:object-count="42"/>
  </office:meta>
</office:document-meta>
</file>